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0000001209C1C9D6DC235A62D.png" manifest:media-type="image/png"/>
  <manifest:file-entry manifest:full-path="Pictures/10000201000005DC000003E8FFACE98C51683FC1.png" manifest:media-type="image/png"/>
  <manifest:file-entry manifest:full-path="Pictures/10000201000005DC000003E8940A0435F29229A5.png" manifest:media-type="image/png"/>
  <manifest:file-entry manifest:full-path="Pictures/10000201000005DC000003E8CCD3A796518EB3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2.01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019cm" svg:x="0.2cm" svg:y="14.2cm" presentation:class="subtitle" presentation:user-transformed="true">
          <draw:text-box>
            <text:p text:style-name="P1"><text:span text:style-name="T1">100 portfolios 8-12 stocks 1000 timesteps</text:span></text:p>
          </draw:text-box>
        </draw:frame>
        <draw:frame draw:style-name="gr1" draw:text-style-name="P3" draw:layer="layout" svg:width="10cm" svg:height="6.66cm" svg:x="3.4cm" svg:y="7.94cm">
          <draw:image xlink:href="Pictures/10000201000005DC000003E8940A0435F29229A5.png" xlink:type="simple" xlink:show="embed" xlink:actuate="onLoad">
            <text:p/>
          </draw:image>
        </draw:frame>
        <draw:frame draw:style-name="gr1" draw:text-style-name="P3" draw:layer="layout" svg:width="10cm" svg:height="6.66cm" svg:x="3.4cm" svg:y="0.94cm">
          <draw:image xlink:href="Pictures/10000201000005DC000003E8CCD3A796518EB3C8.png" xlink:type="simple" xlink:show="embed" xlink:actuate="onLoad">
            <text:p/>
          </draw:image>
        </draw:frame>
        <draw:frame draw:style-name="gr1" draw:text-style-name="P3" draw:layer="layout" svg:width="10cm" svg:height="6.66cm" svg:x="16cm" svg:y="0.94cm">
          <draw:image xlink:href="Pictures/10000201000005DC000003E8FFACE98C51683FC1.png" xlink:type="simple" xlink:show="embed" xlink:actuate="onLoad">
            <text:p/>
          </draw:image>
        </draw:frame>
        <draw:frame draw:style-name="gr1" draw:text-style-name="P3" draw:layer="layout" svg:width="10cm" svg:height="6.66cm" svg:x="16cm" svg:y="7.8cm">
          <draw:image xlink:href="Pictures/10000201000001B0000001209C1C9D6DC235A62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0T18:39:36.912665146</meta:creation-date>
    <dc:date>2020-12-10T18:41:45.304248219</dc:date>
    <meta:editing-duration>PT2M9S</meta:editing-duration>
    <meta:editing-cycles>1</meta:editing-cycles>
    <meta:document-statistic meta:object-count="28"/>
    <meta:generator>LibreOffice/6.0.7.3$Linux_X86_64 LibreOffice_project/00m0$Build-3</meta:generator>
  </office:meta>
</office:document-meta>
</file>